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ae04" style:font-size-asian="14pt" style:font-size-complex="14pt"/>
    </style:style>
    <style:style style:name="P2" style:family="paragraph" style:parent-style-name="Standard">
      <style:text-properties fo:font-size="14pt" officeooo:rsid="0013ae04" officeooo:paragraph-rsid="0013ae04" style:font-size-asian="14pt" style:font-size-complex="14pt"/>
    </style:style>
    <style:style style:name="P3" style:family="paragraph" style:parent-style-name="Standard">
      <style:text-properties fo:font-size="14pt" officeooo:rsid="0013ae04" officeooo:paragraph-rsid="0018e2d9" style:font-size-asian="14pt" style:font-size-complex="14pt"/>
    </style:style>
    <style:style style:name="P4" style:family="paragraph" style:parent-style-name="Standard">
      <style:text-properties fo:font-size="14pt" officeooo:rsid="0013ae04" officeooo:paragraph-rsid="00206a4a" style:font-size-asian="14pt" style:font-size-complex="14pt"/>
    </style:style>
    <style:style style:name="P5" style:family="paragraph" style:parent-style-name="Standard">
      <style:text-properties fo:font-size="14pt" officeooo:rsid="00150fc7" officeooo:paragraph-rsid="00150fc7" style:font-size-asian="14pt" style:font-size-complex="14pt"/>
    </style:style>
    <style:style style:name="P6" style:family="paragraph" style:parent-style-name="Standard">
      <style:text-properties fo:font-size="14pt" officeooo:rsid="00176467" officeooo:paragraph-rsid="00176467" style:font-size-asian="14pt" style:font-size-complex="14pt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weight="bold" officeooo:rsid="0013ae04" officeooo:paragraph-rsid="0013ae0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50fc7" officeooo:paragraph-rsid="00150fc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75a75" officeooo:paragraph-rsid="0009226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75a75" officeooo:paragraph-rsid="0015acb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5acbd" officeooo:paragraph-rsid="0009226f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a187b" officeooo:paragraph-rsid="000a187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9226f" officeooo:paragraph-rsid="0009226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5acbd" officeooo:paragraph-rsid="0015acb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5acbd" officeooo:paragraph-rsid="0015ebf8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d8752" officeooo:paragraph-rsid="000a187b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d8752" officeooo:paragraph-rsid="00176467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style="normal" fo:font-weight="normal" officeooo:rsid="00150fc7" officeooo:paragraph-rsid="00150fc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normal" officeooo:rsid="00186d59" officeooo:paragraph-rsid="00186d5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fo:font-weight="normal" officeooo:rsid="00186d59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fo:font-weight="normal" officeooo:rsid="0018e2d9" officeooo:paragraph-rsid="0018e2d9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fo:font-weight="normal" officeooo:rsid="00192d09" officeooo:paragraph-rsid="00192d09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fo:font-weight="normal" officeooo:rsid="00f6bb5a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fo:font-weight="normal" officeooo:rsid="00f83e21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normal" officeooo:rsid="00192f5e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fo:font-weight="normal" officeooo:rsid="001d76f7" officeooo:paragraph-rsid="001d76f7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bold" officeooo:rsid="0018e2d9" officeooo:paragraph-rsid="0018e2d9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92d09" officeooo:paragraph-rsid="00192d09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f6bb5a" officeooo:paragraph-rsid="00192f5e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b14785" officeooo:paragraph-rsid="001d76f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192f5e" officeooo:paragraph-rsid="00192f5e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1c17bb" officeooo:paragraph-rsid="001c17b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4pt" fo:font-style="normal" fo:font-weight="bold" officeooo:rsid="00e9dff0" officeooo:paragraph-rsid="001d76f7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font-size="14pt" fo:font-style="normal" officeooo:rsid="00f6bb5a" officeooo:paragraph-rsid="00192f5e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32pt" fo:font-weight="bold" officeooo:rsid="00048cd6" officeooo:paragraph-rsid="00048cd6" style:font-size-asian="32pt" style:font-weight-asian="bold" style:font-size-complex="3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0pt" fo:font-weight="bold" officeooo:paragraph-rsid="0009226f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20pt" fo:font-weight="bold" officeooo:paragraph-rsid="0018e2d9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20pt" fo:font-weight="bold" officeooo:paragraph-rsid="00206a4a" style:font-size-asian="20pt" style:font-weight-asian="bold" style:font-size-complex="20pt" style:font-weight-complex="bold"/>
    </style:style>
    <style:style style:name="P43" style:family="paragraph" style:parent-style-name="Standard">
      <style:text-properties style:text-position="0% 100%" style:font-name="Liberation Serif1" fo:font-size="14pt" fo:font-style="normal" fo:font-weight="normal" officeooo:rsid="00f85dc1" officeooo:paragraph-rsid="00192f5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4" style:family="paragraph" style:parent-style-name="Standard">
      <style:text-properties style:text-position="0% 100%" style:font-name="Liberation Serif1" fo:font-size="14pt" fo:font-style="normal" fo:font-weight="normal" officeooo:rsid="00e9dff0" officeooo:paragraph-rsid="001d76f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5" style:family="paragraph" style:parent-style-name="Standard">
      <style:text-properties style:text-position="0% 100%" style:font-name="Liberation Serif1" fo:font-size="14pt" fo:font-style="normal" fo:font-weight="normal" officeooo:rsid="00206a4a" officeooo:paragraph-rsid="00206a4a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6" style:family="paragraph" style:parent-style-name="Standard">
      <style:text-properties style:text-position="0% 100%" style:font-name="Liberation Serif1" fo:font-size="14pt" fo:font-style="normal" fo:font-weight="normal" officeooo:rsid="00206a4a" officeooo:paragraph-rsid="0020bee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7" style:family="paragraph" style:parent-style-name="Standard">
      <style:text-properties style:text-position="0% 100%" fo:font-size="14pt" fo:font-style="italic" fo:font-weight="normal" officeooo:rsid="00192d09" officeooo:paragraph-rsid="00192d09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text-properties style:text-position="0% 100%" fo:font-size="14pt" fo:font-style="normal" fo:font-weight="normal" officeooo:rsid="00192d09" officeooo:paragraph-rsid="00192d09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text-position="0% 100%" fo:font-size="14pt" fo:font-style="normal" fo:font-weight="normal" officeooo:rsid="001c17bb" officeooo:paragraph-rsid="001c17b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75a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a18" style:font-weight-asian="normal" style:font-weight-complex="normal"/>
    </style:style>
    <style:style style:name="T4" style:family="text">
      <style:text-properties fo:font-weight="normal" officeooo:rsid="000d8752" style:font-weight-asian="normal" style:font-weight-complex="normal"/>
    </style:style>
    <style:style style:name="T5" style:family="text">
      <style:text-properties fo:font-weight="normal" officeooo:rsid="00150fc7" style:font-weight-asian="normal" style:font-weight-complex="normal"/>
    </style:style>
    <style:style style:name="T6" style:family="text">
      <style:text-properties fo:font-weight="normal" officeooo:rsid="00186d59" style:font-weight-asian="normal" style:font-weight-complex="normal"/>
    </style:style>
    <style:style style:name="T7" style:family="text">
      <style:text-properties fo:font-weight="normal" officeooo:rsid="00192f5e" style:font-weight-asian="normal" style:font-weight-complex="normal"/>
    </style:style>
    <style:style style:name="T8" style:family="text">
      <style:text-properties fo:font-weight="normal" officeooo:rsid="001d76f7" style:font-weight-asian="normal" style:font-weight-complex="normal"/>
    </style:style>
    <style:style style:name="T9" style:family="text">
      <style:text-properties officeooo:rsid="0009226f"/>
    </style:style>
    <style:style style:name="T10" style:family="text">
      <style:text-properties officeooo:rsid="000a187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bee7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15ebf8"/>
    </style:style>
    <style:style style:name="T16" style:family="text">
      <style:text-properties officeooo:rsid="00186d59"/>
    </style:style>
    <style:style style:name="T17" style:family="text">
      <style:text-properties officeooo:rsid="0018e2d9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text-position="super 58%" style:font-name="Liberation Serif1" officeooo:rsid="00192f5e" style:font-name-asian="Liberation Serif1" style:font-name-complex="Liberation Serif1"/>
    </style:style>
    <style:style style:name="T21" style:family="text">
      <style:text-properties style:text-position="super 58%" officeooo:rsid="00192f5e"/>
    </style:style>
    <style:style style:name="T22" style:family="text">
      <style:text-properties style:text-position="super 58%" officeooo:rsid="0020bee7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192d09" style:font-weight-asian="normal" style:font-weight-complex="normal"/>
    </style:style>
    <style:style style:name="T26" style:family="text">
      <style:text-properties style:text-position="0% 100%" style:font-name="Liberation Serif1" style:font-name-asian="Liberation Serif1" style:font-name-complex="Liberation Serif1"/>
    </style:style>
    <style:style style:name="T27" style:family="text">
      <style:text-properties style:text-position="0% 100%" style:font-name="Liberation Serif1" officeooo:rsid="00192d09" style:font-name-asian="Liberation Serif1" style:font-name-complex="Liberation Serif1"/>
    </style:style>
    <style:style style:name="T28" style:family="text">
      <style:text-properties style:text-position="0% 100%" style:font-name="Liberation Serif1" officeooo:rsid="00f6bb5a" style:font-name-asian="Liberation Serif1" style:font-name-complex="Liberation Serif1"/>
    </style:style>
    <style:style style:name="T29" style:family="text">
      <style:text-properties style:text-position="0% 100%" style:font-name="Liberation Serif1" officeooo:rsid="00192f5e" style:font-name-asian="Liberation Serif1" style:font-name-complex="Liberation Serif1"/>
    </style:style>
    <style:style style:name="T3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192f5e"/>
    </style:style>
    <style:style style:name="T32" style:family="text">
      <style:text-properties officeooo:rsid="001ab0a4"/>
    </style:style>
    <style:style style:name="T33" style:family="text">
      <style:text-properties officeooo:rsid="001d76f7"/>
    </style:style>
    <style:style style:name="T34" style:family="text">
      <style:text-properties officeooo:rsid="00206a4a"/>
    </style:style>
    <style:style style:name="T35" style:family="text">
      <style:text-properties officeooo:rsid="0020bee7"/>
    </style:style>
    <style:style style:name="T36" style:family="text">
      <style:text-properties officeooo:rsid="0021b5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eataxe-64</text:p>
      <text:p text:style-name="P37"><text:span text:style-name="T1">Pcrit</text:span>.</text:p>
      <text:p text:style-name="P38">Richard Parker <text:span text:style-name="T36">5</text:span>.<text:span text:style-name="T32">11</text:span>.201<text:span text:style-name="T16">7</text:span></text:p>
      <text:p text:style-name="P7"/>
      <text:p text:style-name="P39">Section 1 – Introduction</text:p>
      <text:p text:style-name="P1"/>
      <text:p text:style-name="P6">The <text:span text:style-name="T11">pcrit</text:span><text:span text:style-name="T2"> routines of meataxe64 are a collection of functions which are either worth implementing in assembler for performance reasons, or need to know things about the technology to set things up correctly.</text:span></text:p>
      <text:p text:style-name="P2"/>
      <text:p text:style-name="P2">There are currently four implementations of pcrit.</text:p>
      <text:p text:style-name="P2"/>
      <text:p text:style-name="P8">HAS<text:span text:style-name="T2"> for x86-chips with AVX-2, designed to run on Haswell and later. <text:s/></text:span><text:span text:style-name="T6">This is also the correct version to use on the Ryzen chip, though I suspect that a new ZEN version should really be produced and optimized for this.</text:span></text:p>
      <text:p text:style-name="P8">NEH<text:span text:style-name="T2"> is for x86-chips predating Haswell. <text:s/>It uses SSE-2 for vectorized work </text:span><text:span text:style-name="T5">and has HPMI for characteristics 2 and 3 also, where it is </text:span><text:span text:style-name="T2">approximately a factor of two slower than HAS.</text:span></text:p>
      <text:p text:style-name="P9">GEN<text:span text:style-name="T2"> is a “c” implementation. <text:s/>It is currently lagging behind a bit, but could be brought back with a day or two’s work and a lot of testing.</text:span></text:p>
      <text:p text:style-name="P9">PIL<text:span text:style-name="T2"> is for the AMD Piledriver chip (the St. Andrew’s </text:span><text:span text:style-name="T13">lovelace</text:span><text:span text:style-name="T14"> and </text:span><text:span text:style-name="T13">babbage</text:span><text:span text:style-name="T14">), where the NEH code was changed specifically to allow for the shared decode, which proved a bottleneck for HPMI. <text:s/>It was therefore re-coded to have fewer instructions. <text:s/>There are no long-term plans to maintain this version at present.</text:span></text:p>
      <text:p text:style-name="P19"/>
      <text:p text:style-name="P20">Future versions expected include ZEN for the AMD Ryzen chip, and V64 to make use of AVX-512. <text:s/>Neither project has been started as of today (21.9.17).</text:p>
      <text:p text:style-name="P20"/>
      <text:p text:style-name="P41">Section <text:span text:style-name="T17">2</text:span> – <text:span text:style-name="T17">AS primes routines.</text:span></text:p>
      <text:p text:style-name="P3"/>
      <text:p text:style-name="P22">There are two routines specifically produced to service the primes that are done in the HPMI using AS-type codes - <text:span text:style-name="T11">pcchain</text:span> and <text:span text:style-name="T11">pcbmas</text:span>. <text:s/>The pcchain routine is designed to compute addition chains as a subroutine to BGrease, and is designed for considerably more general cases than pcbmas, which is probably limited to primes less than 181.</text:p>
      <text:p text:style-name="P22"/>
      <text:p text:style-name="P22">Both routines take an array, normally living in the FIELD structure, containing a collection of necessary uint64_t values, and a pointer to this array (called <text:span text:style-name="T11">parms</text:span>) is passed to both of them. <text:s/>The elements of the parms array are . . .</text:p>
      <text:p text:style-name="P22"/>
      <text:p text:style-name="P28">parms[0]<text:span text:style-name="T2"><text:tab/>The </text:span>characteristic<text:span text:style-name="T2"> of the field - equal to f-&gt;charc.</text:span></text:p>
      <text:p text:style-name="P28">parms[1]<text:span text:style-name="T2"><text:tab/>A </text:span>shift<text:span text:style-name="T2"> value S. <text:s/>This is used in both routines, and in different ways.</text:span></text:p>
      <text:p text:style-name="P22"><text:soft-page-break/><text:tab/><text:tab/>The more stringent requrement comes from pcbmas, where it must be the</text:p>
      <text:p text:style-name="P22"><text:tab/><text:tab/>shift needed to convert the masked value into the units position. <text:s/>In the</text:p>
      <text:p text:style-name="P22"><text:tab/><text:tab/>case of pcchain, it needs to be a shift within the bit-length of the values,</text:p>
      <text:p text:style-name="P28"><text:span text:style-name="T2"><text:tab/><text:tab/>and such that 2</text:span><text:span text:style-name="T19">S</text:span><text:span text:style-name="T24"> &gt; characteristic.</text:span></text:p>
      <text:p text:style-name="P28"><text:span text:style-name="T23">parms[2]</text:span><text:span text:style-name="T24"><text:tab/>The </text:span><text:span text:style-name="T23">mask</text:span><text:span text:style-name="T24"> used in pcbmas. <text:s/>This must have all the bits set within the bit-</text:span></text:p>
      <text:p text:style-name="P28"><text:span text:style-name="T24"><text:tab/><text:tab/>length of the values from 2</text:span><text:span text:style-name="T19">S</text:span><text:span text:style-name="T24"> upwards. <text:s/>For pcchain, all that is needed is</text:span></text:p>
      <text:p text:style-name="P28"><text:span text:style-name="T24"><text:tab/><text:tab/>that the 2</text:span><text:span text:style-name="T19">S</text:span><text:span text:style-name="T24"> bit is set, and all lower bits unset.</text:span></text:p>
      <text:p text:style-name="P28"><text:span text:style-name="T23">parms[3]</text:span><text:span text:style-name="T24"><text:tab/></text:span><text:span text:style-name="T23">2</text:span><text:span text:style-name="T18">S</text:span><text:span text:style-name="T23"> </text:span><text:span text:style-name="T27">−</text:span><text:span text:style-name="T23"> p</text:span><text:span text:style-name="T25">. <text:s/>This is used only in pcchain, and is added to a value so that the</text:span></text:p>
      <text:p text:style-name="P29"><text:span text:style-name="T24"><text:tab/><text:tab/>2</text:span><text:span text:style-name="T19">S</text:span><text:span text:style-name="T24"> bit is set if and only if the value was p or greater.</text:span></text:p>
      <text:p text:style-name="P29"><text:span text:style-name="T23">parms[4]</text:span><text:span text:style-name="T24"><text:tab/></text:span><text:span text:style-name="T23">cfmtcauld</text:span><text:span text:style-name="T24"> - the number of bytes in a cauldron in Cfmt. </text:span><text:span text:style-name="T30"><text:s/>At present this</text:span></text:p>
      <text:p text:style-name="P47"><text:tab/><text:tab/>value <text:span text:style-name="T32">must be</text:span> 128 <text:span text:style-name="T32">for</text:span> both routines<text:span text:style-name="T32">.</text:span></text:p>
      <text:p text:style-name="P29"><text:span text:style-name="T23">parms[5]<text:tab/>Slots</text:span><text:span text:style-name="T24"> - the number of code words for each slice. <text:s/>This value may be</text:span></text:p>
      <text:p text:style-name="P48"><text:tab/><text:tab/>larger than the actual number of code words - it is used to determine</text:p>
      <text:p text:style-name="P48"><text:tab/><text:tab/>where the next slice starts.</text:p>
      <text:p text:style-name="P29"><text:span text:style-name="T23">parms[6]<text:tab/>Slices</text:span><text:span text:style-name="T24">. <text:s text:c="3"/></text:span><text:span text:style-name="T30">At present this is not used by pcbmas as it is assumed to be 7.</text:span></text:p>
      <text:p text:style-name="P47"><text:tab/><text:tab/>It should be set to 7 for future compatibility. <text:s/>It is used in pcchain and</text:p>
      <text:p text:style-name="P47"><text:tab/><text:tab/>must be correctly set for that routine.</text:p>
      <text:p text:style-name="P33">parms[7]<text:tab/>2<text:span text:style-name="T18">S</text:span><text:span text:style-name="T23"> % p</text:span><text:span text:style-name="T24">. <text:s/>This is the multiplier, used only in pcbmas, to convert the</text:span></text:p>
      <text:p text:style-name="P49"><text:tab/><text:tab/>shifted masked bits into the number to add on to the lower bits.</text:p>
      <text:p text:style-name="P33"><text:span text:style-name="T23">parms[8]</text:span><text:span text:style-name="T24"><text:tab/></text:span><text:span text:style-name="T23">Bias</text:span><text:span text:style-name="T24">. <text:s/>This is the </text:span></text:p>
      <text:p text:style-name="P49"/>
      <text:p text:style-name="P23"><text:span text:style-name="T11">void pcchain(uint8_t * prog, uint8_t bwa, uint64_t * parms)</text:span> to compute the addition chain as specified in the program prog. <text:s/>Many of the details needed are in the parms routine, which is constant for any given field (as is the prog, as a rule!).</text:p>
      <text:p text:style-name="P23"/>
      <text:p text:style-name="P35"><text:span text:style-name="T2">The central idea is to interpret </text:span><text:span text:style-name="T7">the</text:span><text:span text:style-name="T2"> string of bytes </text:span><text:span text:style-name="T7">(in prog) </text:span><text:span text:style-name="T2">as a set of instructions to compute the chain by adding two already computed multiples and then reducing modulo the prime.</text:span></text:p>
      <text:p text:style-name="P24"/>
      <text:p text:style-name="P24">The byte-code.</text:p>
      <text:p text:style-name="P24">At the start of interpreting a byte, the following state is held.</text:p>
      <text:p text:style-name="P35"><text:span text:style-name="T2">The </text:span><text:span text:style-name="T11">accumulator</text:span><text:span text:style-name="T2"> - a cauldron, held in vector registers.</text:span></text:p>
      <text:p text:style-name="P35"><text:span text:style-name="T2">The </text:span><text:span text:style-name="T11">destination</text:span><text:span text:style-name="T2"> slot</text:span><text:span text:style-name="T7">.</text:span></text:p>
      <text:p text:style-name="P24"/>
      <text:p text:style-name="P24">At the start, the accumulator is loaded with slot number 1 (which is always seeded by BSeed) and the destination slot set to 2. <text:s/></text:p>
      <text:p text:style-name="P24"/>
      <text:p text:style-name="P26">The interpretation of the prog bytes is given below.</text:p>
      <text:p text:style-name="P24"/>
      <text:p text:style-name="P30">0-<text:span text:style-name="T31">79</text:span><text:span text:style-name="T2"> add the slot of that number into the accumulator, store the result in the destination slot, and increment the destination slot. <text:s/>For star chains, or for parts of the computation that can be done by a star chain, these (and stop!) are the only codes needed, and they are expected to form </text:span><text:span text:style-name="T7">the commonest instructions by some margin.</text:span></text:p>
      <text:p text:style-name="P30"><text:span text:style-name="T31">80-159</text:span><text:span text:style-name="T2"> load the accumulator from the slot number </text:span><text:span text:style-name="T7">8</text:span><text:span text:style-name="T2">0 less than the byte-code.</text:span></text:p>
      <text:p text:style-name="P30"><text:span text:style-name="T31">160</text:span>-<text:span text:style-name="T31">239</text:span><text:span text:style-name="T2"> set the destination slot to be </text:span><text:span text:style-name="T7">16</text:span><text:span text:style-name="T2">0 less than the byte code</text:span></text:p>
      <text:p text:style-name="P32">240-254<text:span text:style-name="T2"> Unused and reserved for future use.</text:span></text:p>
      <text:p text:style-name="P30"><text:span text:style-name="T31">255</text:span><text:span text:style-name="T2"> stop - the program has completed.</text:span></text:p>
      <text:p text:style-name="P24"><text:soft-page-break/></text:p>
      <text:p text:style-name="P27">As an example, take P=71</text:p>
      <text:p text:style-name="P27">Slot<text:tab/><text:tab/>0 1 2 3 <text:s text:c="2"/>4 <text:s/>5 <text:s/>6 <text:s text:c="3"/>7 <text:s text:c="4"/>8 <text:s text:c="5"/>9 <text:s text:c="7"/>4 <text:s text:c="6"/>7</text:p>
      <text:p text:style-name="P31"><text:span text:style-name="T8">AS-code<text:tab/></text:span><text:span text:style-name="T2">0 1 2 3 [4] 8 12 [14] 24 </text:span><text:span text:style-name="T8"><text:s text:c="4"/></text:span><text:span text:style-name="T2">25 </text:span><text:span text:style-name="T8"><text:s text:c="4"/></text:span><text:span text:style-name="T2">39</text:span><text:span text:style-name="T8"> <text:s text:c="3"/></text:span><text:span text:style-name="T2"><text:s/>53</text:span></text:p>
      <text:p text:style-name="P27">byte-code<text:tab/> <text:s text:c="5"/>1 1 <text:s text:c="2"/>1 <text:s/>4 <text:s/>4 <text:s text:c="3"/>2 <text:s/>86 6 <text:s text:c="4"/>1 164 7 167 7 <text:s text:c="2"/>255</text:p>
      <text:p text:style-name="P25"/>
      <text:p text:style-name="P25">Reduction (of a number known to be less than 2p) is done by the following method. <text:s/>Bear in mind that all these operations are done to 64-bit chunks that <text:span text:style-name="T31">may well </text:span>contain more than one entry each.</text:p>
      <text:p text:style-name="P25"/>
      <text:p text:style-name="P25">Firstly a number 2<text:span text:style-name="T21">S</text:span><text:span text:style-name="T28">−</text:span><text:span text:style-name="T26">p (provided in the parameters) is added, where </text:span><text:span text:style-name="T29">S</text:span><text:span text:style-name="T26"> is chosen so that 2</text:span><text:span text:style-name="T20">S</text:span><text:span text:style-name="T26"> &gt; p. <text:s/>The result has the 2</text:span><text:span text:style-name="T20">S</text:span><text:span text:style-name="T26"> bit set if and only if the result was p or larger.</text:span></text:p>
      <text:p text:style-name="P25"><text:span text:style-name="T26">Secondly a logical 'and' is done with 2</text:span><text:span text:style-name="T20">S</text:span><text:span text:style-name="T26"> to keep this bit only.</text:span><text:span text:style-name="T29"> <text:s/>higher bits may be set in the mask, as they will not be set in the value after 2</text:span><text:span text:style-name="T20">S</text:span><text:span text:style-name="T28">−</text:span><text:span text:style-name="T26">p </text:span><text:span text:style-name="T29">has been added.</text:span></text:p>
      <text:p text:style-name="P43">This bit (1 if reduction required, 0 if not) is then shifted into the units position (the original is retained as well.</text:p>
      <text:p text:style-name="P43">The the shifted bit is subtracted from the unshifted bit to make a number that is either all 1 (if subtraction of p is wanted) or all zero otherwise.</text:p>
      <text:p text:style-name="P43">A logical AND is then done between p and this result. <text:s/>This is then p if subtraction is required and 0 otherwise.</text:p>
      <text:p text:style-name="P43">All that remains is to subtract this value from the original one.</text:p>
      <text:p text:style-name="P43"/>
      <text:p text:style-name="P34">void pcbmas(uint8_t *a, uint8_t * bv, uint8_t *c, uint64_t * parms)</text:p>
      <text:p text:style-name="P44">Parameter a is the Afmt, which is a string of bytes treated as a string of uint64_t internally to pcbmas. <text:s/>Parameter bv is the brick work area, and parameter c is the Cfmt area to be added into.<text:span text:style-name="T33"> <text:s/>parms is as described above, containing the information, constant for the field, needed to perform the operation.</text:span></text:p>
      <text:p text:style-name="P44"/>
      <text:p text:style-name="P42">Section <text:span text:style-name="T34">3</text:span> – <text:span text:style-name="T34">Characteristic 2 DSMad assistance.</text:span></text:p>
      <text:p text:style-name="P4"/>
      <text:p text:style-name="P45">void pccl32 ( uint64_t * clpm, uint64_t scalar, uint64_t noc, </text:p>
      <text:p text:style-name="P45"><text:s text:c="22"/>uint32_t * d1, uint32_t * d2)</text:p>
      <text:p text:style-name="P45"/>
      <text:p text:style-name="P45">does a multiply-and-add of the vector at d1 by scalar into the vector at d2, noc values long.<text:span text:style-name="T35"> <text:s/>The scalar is left-justified, so that the X^(d-1) term is the most significant bit.</text:span></text:p>
      <text:p text:style-name="P45"/>
      <text:p text:style-name="P45">The parameters must be</text:p>
      <text:p text:style-name="P45"/>
      <text:p text:style-name="P45">clpm[0] e = X<text:span text:style-name="T18">2d</text:span> / p left-justified<text:span text:style-name="T35">, with X^d (</text:span><text:span text:style-name="T12">not d-1)</text:span><text:span text:style-name="T35"> the most significant bit.</text:span></text:p>
      <text:p text:style-name="P46">clpm[1] p<text:span text:style-name="T35"> (including X</text:span><text:span text:style-name="T22">d</text:span><text:span text:style-name="T35"> term)</text:span> left justified <text:span text:style-name="T35">- X^d (</text:span><text:span text:style-name="T12">not d-1)</text:span><text:span text:style-name="T35"> the most significant bit.</text:span></text:p>
      <text:p text:style-name="P45">clpm[2] shift = 64 - degree</text:p>
      <text:p text:style-name="P21"/>
      <text:p text:style-name="P20">------ end of editing - - - - all the rest is unchecked and probably useless <text:s/>-----</text:p>
      <text:p text:style-name="P5"/>
      <text:p text:style-name="P40">Section <text:span text:style-name="T9">2</text:span> – <text:span text:style-name="T9">Specifications of pcrit routines.</text:span></text:p>
      <text:p text:style-name="P10"/>
      <text:p text:style-name="P16"><text:soft-page-break/><text:span text:style-name="T11">uint64_t pcpmad ( uint64_t p <text:s/>, <text:s/>uint64_t a <text:s/>, <text:s/>uint64_t b uint64_t c)</text:span> to multiply a by b, add c, and reduce mod p. <text:s/>This uses the 128 / 64 division routine to reduce modulo p, and needs no preparation. <text:s/>It is used for the largest primes that meataxe64 is designed for, and can take around 70 clock cycles (20 nSec) in these cases. <text:s/>To multiply-and-subtract, just give p-c instead of c, <text:span text:style-name="T15">which works in all cases.</text:span></text:p>
      <text:p text:style-name="P16"><text:s text:c="2"/></text:p>
      <text:p text:style-name="P15">extern uint64_t pcpmul(uint64_t p,uint64_t a,uint64_t b); </text:p>
      <text:p text:style-name="P15">extern void pcxor(Dfmt * d, const Dfmt * s1, const Dfmt * s2, int nob);</text:p>
      <text:p text:style-name="P15">extern void pcbif(Dfmt * d, const Dfmt * s1, const Dfmt * s2,</text:p>
      <text:p text:style-name="P15"><text:s text:c="19"/>uint64_t nob, const uint8 * t);</text:p>
      <text:p text:style-name="P15">extern void pchset(HPMI * hp, const FIELD * f);</text:p>
      <text:p text:style-name="P15">extern uint64 pcinfocauld(uint64 fdef);</text:p>
      <text:p text:style-name="P15">void pcbm2(const uint8 *a, uint8 * bv, uint8 *c);</text:p>
      <text:p text:style-name="P15">void pcad3(const uint8 *a, const uint8 *b, uint8 * c);</text:p>
      <text:p text:style-name="P15">void pcbm3(const uint8 *a, uint8 * bv, uint8 *c);</text:p>
      <text:p text:style-name="P12"/>
      <text:p text:style-name="P15">// void pcb64p(uint64_t q,uint64_t * dd);</text:p>
      <text:p text:style-name="P15">// uint64_t pcb64(uint64_t a, uint64_t m);</text:p>
      <text:p text:style-name="P15">// void pcb128p(uint64_t q,uint64_t * dd);</text:p>
      <text:p text:style-name="P15">// uint64_t pcb128(uint64_t a,uint64_t m1,uint64_t m2);</text:p>
      <text:p text:style-name="P15">// </text:p>
      <text:p text:style-name="P11"/>
      <text:p text:style-name="P14"><text:span text:style-name="T11">void pcxor(Dfmt * d, const Dfmt * s1, const Dfmt * s2, int nob)</text:span> to perform an exclusive-or of a string of data d = s1 ^ s2 of length 'nob' bytes<text:span text:style-name="T10">. <text:s/>The implementation uses vectorization where possible, and is tuned for cases where nob is fairly large but not divisible by a large power of two, and the areas are not assumed to be aligned in any way - MOVDQU is the key instruction used in pcrit1. <text:s/>pcxor is used from the FIELD routines DAdd and DSub, and indirectly from DSMad, but will not be part of the main performance-critical multiply routine in characteristic 2, which will use further routines that are not yet specified.</text:span></text:p>
      <text:p text:style-name="P14"/>
      <text:p text:style-name="P13">void pcbif(Dfmt * d,const Dfmt * s1,const Dfmt * s2, int nob,const uint8 * t,int m)<text:span text:style-name="T2"> to apply the binary function t to the bytes of s1 and s2, and put the resulting looked-up byte into d, with nob bytes being processed. <text:s/>If a1 is the byte fetched from an s1 location, and a2 comes from s2, the byte placed in d is t[a1*m+a2].</text:span><text:span text:style-name="T3"> <text:s/>So far I have seen no way to use vectorization, and the performance of this, although the best I can manage, is not that great. <text:s/>It is used primarily for adding and subtracting in odd characteristics where there is more than one entry in each byte</text:span><text:span text:style-name="T4">.</text:span></text:p>
      <text:p text:style-name="P17"/>
      <text:p text:style-name="P18">extern void pchal(int * gen, int * subgen);</text:p>
      <text:p text:style-name="P18">extern void hpmiset(FIELD * f);</text:p>
      <text:p text:style-name="P18">extern uint64_t pcstride(uint64_t s);</text:p>
      <text:p text:style-name="P18">extern uint64_t pcpmad(uint64_t p,uint64_t a,uint64_t b,uint64_t c);</text:p>
      <text:p text:style-name="P18">extern void pcxor(Dfmt * d, const Dfmt * s1, const Dfmt * s2, uint64_t nob);</text:p>
      <text:p text:style-name="P18">extern void pcbif(Dfmt * d, const Dfmt * s1, const Dfmt * s2,</text:p>
      <text:p text:style-name="P18"><text:s text:c="19"/>uint64_t nob, const uint8_t * t2);</text:p>
      <text:p text:style-name="P18">extern void pcbunf(Dfmt * d, const Dfmt * s, uint64_t nob,</text:p>
      <text:p text:style-name="P18"><text:soft-page-break/><text:s text:c="19"/>const uint8_t * t1, const uint8_t * t2);</text:p>
      <text:p text:style-name="P18">extern void pcxunf(Dfmt * d, const Dfmt * s, uint64_t nob,</text:p>
      <text:p text:style-name="P18"><text:s text:c="19"/>const uint8_t * t1);</text:p>
      <text:p text:style-name="P18">extern void pcunf(Dfmt * d, uint64_t nob, const uint8_t * t1);</text:p>
      <text:p text:style-name="P18"/>
      <text:p text:style-name="P18">void pcbm2(const uint8_t *a, uint8_t * bv, uint8_t *c);</text:p>
      <text:p text:style-name="P18">void pcad3(const uint8_t *a, const uint8_t *b, uint8_t * c);</text:p>
      <text:p text:style-name="P18">void pcbm3(const uint8_t *a, uint8_t * bv, uint8_t *c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11-05T12:38:24.941255630</dc:date>
    <meta:editing-duration>P1DT36M10S</meta:editing-duration>
    <meta:editing-cycles>109</meta:editing-cycles>
    <meta:generator>LibreOffice/5.1.6.2$Linux_X86_64 LibreOffice_project/10m0$Build-2</meta:generator>
    <meta:printed-by>User </meta:printed-by>
    <meta:print-date>2012-08-06T12:45:35</meta:print-date>
    <meta:document-statistic meta:table-count="0" meta:image-count="0" meta:object-count="0" meta:page-count="5" meta:paragraph-count="105" meta:word-count="1798" meta:character-count="9978" meta:non-whitespace-character-count="8043"/>
  </office:meta>
</office:document-meta>
</file>